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c4c8249-4a33-06eb-68f5-e0b4acd3af71"/>Scenario 4</text:p>
      <text:p text:style-name="Text_20_body"/>
      <text:p text:style-name="P1">Susan performs the login operation from her own mobile device because she wants to check the Monday's weather conditions and know how to dress for her city festival. In order to do so she access the "Weather Forecast" section from the lateral menu and insert the date she is interested in. The system the requests Weather third part services' informations and shows the weather conditions.</text:p>
      <text:p text:style-name="Text_20_body"/>
      <text:p text:style-name="P1">Name: Weather Forecast consulting</text:p>
      <text:p text:style-name="Text_20_body"/>
      <text:p text:style-name="P1">Actors: User, Weather third part services</text:p>
      <text:p text:style-name="Text_20_body"/>
      <text:p text:style-name="P1">Flow of events:</text:p>
      <text:p text:style-name="Text_20_body"/>
      <text:p text:style-name="P1">The user selects the "Weather Forecast" section from thee lateral menu</text:p>
      <text:p text:style-name="P1">The user inserts the date of the day he is interested retrieving information in</text:p>
      <text:p text:style-name="P1">The system uses the GPS to determine the current user's current position</text:p>
      <text:p text:style-name="P1">The system interacts with Weather third part services to request the information about the weather forecast</text:p>
      <text:p text:style-name="P1">The system shows to the user the information received</text:p>
      <text:p text:style-name="Text_20_body"/>
      <text:p text:style-name="P1">Exit condition: The user obtains the informations about the forecast required</text:p>
      <text:p text:style-name="Text_20_body"/>
      <text:p text:style-name="P1">Exceptions:</text:p>
      <text:p text:style-name="Text_20_body"/>
      <text:p text:style-name="P1">Some exceptions can occur if: the user inserts a date which is over a certain range. If the GPS position is not available the system notifies the user with an error message. If the weather forecast information are not available the system notifies the user.</text:p>
      <text:h text:style-name="P3" text:outline-level="2">Scenario 5</text:h>
      <text:p text:style-name="Text_20_body"/>
      <text:p text:style-name="P2">John is a common Travlendar+ user and very often needs the application in order to schedule his appointments during the day. Sometimes he is so busy that he actually forgets to renew his weekly bus subscription. John isn't worried about that, because he knows that he can do it manually using Travlendar+ which will automatically allow him to choose his preferred payment method and <text:soft-page-break/>perform the transaction when he creates the event. After the transaction, John wants to be sure that the ticket is actually there, so he checks his Tickets section, where all his tickets are stored.</text:p>
      <text:p text:style-name="Text_20_body"/>
      <text:p text:style-name="P2">Name: Buy tickets and subscription for public transport</text:p>
      <text:p text:style-name="Text_20_body"/>
      <text:p text:style-name="P2">Actor: User, Google third part services, Payments third part services</text:p>
      <text:p text:style-name="Text_20_body"/>
      <text:p text:style-name="P2">Entry condition: The user already logged has to renew on the fly his subscription or buy an occasional ticket</text:p>
      <text:p text:style-name="Text_20_body"/>
      <text:p text:style-name="P2">Flow of the event:</text:p>
      <text:p text:style-name="Text_20_body"/>
      <text:p text:style-name="P2">The user selects from the lateral menu the Existing Schedule section</text:p>
      <text:p text:style-name="P2">The user selects the date of the schedule he wants to buy tickets/subscriptions for</text:p>
      <text:p text:style-name="P2">The user tap the cart icon if he wants to perform a purchase</text:p>
      <text:p text:style-name="P2">The user choose a payment method</text:p>
      <text:p text:style-name="P2">The system requires a form for fullfilling the payment transaction</text:p>
      <text:p text:style-name="P2">The user complete the form requested</text:p>
      <text:p text:style-name="P2">The user press the confirm button</text:p>
      <text:p text:style-name="P2">The system interact with the payments third part service to complete the transaction</text:p>
      <text:p text:style-name="P2">The system store the receipt on the database</text:p>
      <text:p text:style-name="P2">The system notifies the user that everything went well</text:p>
      <text:p text:style-name="P2">The user selects from the lateral menu the Tickets section</text:p>
      <text:p text:style-name="P2">The system shows all the history of payments/tickets</text:p>
      <text:p text:style-name="Text_20_body"/>
      <text:p text:style-name="P2">Exit condition:</text:p>
      <text:p text:style-name="P2">The user perform the transaction and get the subscription/ticket</text:p>
      <text:p text:style-name="Text_20_body"/>
      <text:p text:style-name="P2">Exception:</text:p>
      <text:p text:style-name="P2">The user compiles in a wrong way the given form. The ticket selected is not purchasable anymore. There are errors in the payments third part services</text:p>
      <text:p text:style-name="Text_20_body"><text:line-break/><text:line-break/></text:p>
      <text:h text:style-name="P3" text:outline-level="2">Scenario 6</text:h>
      <text:p text:style-name="Text_20_body"/>
      <text:p text:style-name="P2"><text:soft-page-break/>John is a really busy man, and sometimes he has even like 5 events during the day. Whenever a colleague of his, which is a Travlendar+ user as well, asks him "What are you doing tomorrow?" he doesn't really remember. But John knows that with Travlendar+ it is actually easy to share his daily schedule with other users, so he decide just to send them all his events of a given day.</text:p>
      <text:p text:style-name="Text_20_body"/>
      <text:p text:style-name="P2">Name: Share user's his daily schedule with other users</text:p>
      <text:p text:style-name="Text_20_body"/>
      <text:p text:style-name="P2">Actor: User</text:p>
      <text:p text:style-name="Text_20_body"/>
      <text:p text:style-name="P2">Entry condition: A user already logged wants to share his daily schedule with another user</text:p>
      <text:p text:style-name="Text_20_body"/>
      <text:p text:style-name="P2">Flow of the event:</text:p>
      <text:p text:style-name="Text_20_body"/>
      <text:p text:style-name="P2">The user selects from the lateral menu the Existing Schedule section</text:p>
      <text:p text:style-name="P2">The user selects the date of the schedule he wants to share</text:p>
      <text:p text:style-name="P2">The user select the share icon</text:p>
      <text:p text:style-name="P2">The user writes the username of another existing user on Travlendar+</text:p>
      <text:p text:style-name="P2">The system searches the user associated with the inserted username</text:p>
      <text:p text:style-name="P2">The user confirms that he wants to share his daily schedule</text:p>
      <text:p text:style-name="P2">The system loads the schedule into the database’s table associated to the other user</text:p>
      <text:p text:style-name="P2">The system notifies that the operation has concluded with success</text:p>
      <text:p text:style-name="Text_20_body"/>
      <text:p text:style-name="P2">Exit condition:</text:p>
      <text:p text:style-name="P2">The user shares his daily schedule of a given day with another user</text:p>
      <text:p text:style-name="Text_20_body"/>
      <text:p text:style-name="P2">Exception: The user insert the wrong name of another username, which notifies that the user doesn’t exist. The user inserts a date where there are no schedule already saved. If the internet connection drops while the user is performing such operation or the system is not reachable, the operation gets dele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9:06:24.634719409</meta:creation-date>
    <dc:date>2017-10-23T19:06:37.465690215</dc:date>
    <meta:editing-duration>PT13S</meta:editing-duration>
    <meta:editing-cycles>1</meta:editing-cycles>
    <meta:document-statistic meta:table-count="0" meta:image-count="0" meta:object-count="0" meta:page-count="3" meta:paragraph-count="53" meta:word-count="747" meta:character-count="4421" meta:non-whitespace-character-count="3724"/>
    <meta:generator>LibreOffice/5.1.6.2$Linux_X86_64 LibreOffice_project/10m0$Build-2</meta:generator>
  </office:meta>
</office:document-meta>
</file>